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pow</text:p>
          </table:table-cell>
        </table:table-row>
        <table:table-row table:style-name="ro1">
          <table:table-cell office:value-type="string" calcext:value-type="string">
            <text:p>total ram</text:p>
          </table:table-cell>
          <table:table-cell table:formula="of:=POWER(2;[.D2])" office:value-type="float" office:value="524288" calcext:value-type="float">
            <text:p>524288</text:p>
          </table:table-cell>
          <table:table-cell table:formula="of:=DEC2HEX([.B2])" office:value-type="string" office:string-value="80000" calcext:value-type="string">
            <text:p>8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ideo x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y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pixels</text:p>
          </table:table-cell>
          <table:table-cell table:formula="of:=[.B3]*[.B4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rupts</text:p>
          </table:table-cell>
          <table:table-cell table:formula="of:=256*4" office:value-type="float" office:value="1024" calcext:value-type="float">
            <text:p>1024</text:p>
          </table:table-cell>
          <table:table-cell table:formula="of:=DEC2HEX([.B6])" office:value-type="string" office:string-value="400" calcext:value-type="string">
            <text:p>400</text:p>
          </table:table-cell>
          <table:table-cell/>
        </table:table-row>
        <table:table-row table:style-name="ro1">
          <table:table-cell office:value-type="string" calcext:value-type="string">
            <text:p>video size</text:p>
          </table:table-cell>
          <table:table-cell table:formula="of:=[.B5]/8" office:value-type="float" office:value="16384" calcext:value-type="float">
            <text:p>16384</text:p>
          </table:table-cell>
          <table:table-cell table:formula="of:=DEC2HEX([.B7])" office:value-type="string" office:string-value="4000" calcext:value-type="string">
            <text:p>4000</text:p>
          </table:table-cell>
          <table:table-cell/>
        </table:table-row>
        <table:table-row table:style-name="ro1">
          <table:table-cell office:value-type="string" calcext:value-type="string">
            <text:p>Video <text:s/>start</text:p>
          </table:table-cell>
          <table:table-cell table:formula="of:=[.B6]" office:value-type="float" office:value="1024" calcext:value-type="float">
            <text:p>1024</text:p>
          </table:table-cell>
          <table:table-cell table:formula="of:=DEC2HEX([.B8])" office:value-type="string" office:string-value="400" calcext:value-type="string">
            <text:p>400</text:p>
          </table:table-cell>
          <table:table-cell/>
        </table:table-row>
        <table:table-row table:style-name="ro1">
          <table:table-cell office:value-type="string" calcext:value-type="string">
            <text:p>Video end</text:p>
          </table:table-cell>
          <table:table-cell table:formula="of:=[.B8]+[.B7]" office:value-type="float" office:value="17408" calcext:value-type="float">
            <text:p>17408</text:p>
          </table:table-cell>
          <table:table-cell table:formula="of:=DEC2HEX([.B9])" office:value-type="string" office:string-value="4400" calcext:value-type="string">
            <text:p>4400</text:p>
          </table:table-cell>
          <table:table-cell/>
        </table:table-row>
        <table:table-row table:style-name="ro1">
          <table:table-cell office:value-type="string" calcext:value-type="string">
            <text:p>Ram cont</text:p>
          </table:table-cell>
          <table:table-cell table:formula="of:=[.B9]" office:value-type="float" office:value="17408" calcext:value-type="float">
            <text:p>17408</text:p>
          </table:table-cell>
          <table:table-cell table:formula="of:=DEC2HEX([.B10])" office:value-type="string" office:string-value="4400" calcext:value-type="string">
            <text:p>4400</text:p>
          </table:table-cell>
          <table:table-cell/>
        </table:table-row>
        <table:table-row table:style-name="ro1">
          <table:table-cell office:value-type="string" calcext:value-type="string">
            <text:p>ram cont size</text:p>
          </table:table-cell>
          <table:table-cell table:formula="of:=[.B2]-[.B10]" office:value-type="float" office:value="506880" calcext:value-type="float">
            <text:p>506880</text:p>
          </table:table-cell>
          <table:table-cell table:formula="of:=DEC2HEX([.B11])" office:value-type="string" office:string-value="7BC00" calcext:value-type="string">
            <text:p>7BC00</text:p>
          </table:table-cell>
          <table:table-cell/>
        </table:table-row>
        <table:table-row table:style-name="ro1">
          <table:table-cell office:value-type="string" calcext:value-type="string">
            <text:p>ram end</text:p>
          </table:table-cell>
          <table:table-cell table:formula="of:=[.B6]+[.B7]+[.B11]" office:value-type="float" office:value="524288" calcext:value-type="float">
            <text:p>524288</text:p>
          </table:table-cell>
          <table:table-cell table:formula="of:=DEC2HEX([.B12])" office:value-type="string" office:string-value="80000" calcext:value-type="string">
            <text:p>8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7-21T18:31:58.026136781</meta:creation-date>
    <dc:date>2022-07-21T20:34:53.723033185</dc:date>
    <meta:editing-duration>PT1H42M35S</meta:editing-duration>
    <meta:editing-cycles>1</meta:editing-cycles>
    <meta:document-statistic meta:table-count="1" meta:cell-count="34" meta:object-count="0"/>
    <meta:generator>LibreOffice/7.0.4.2$Linux_X86_64 LibreOffice_project/dcf040e67528d9187c66b2379df5ea4407429775</meta:generator>
  </office:meta>
</office:document-meta>
</file>